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text-properties officeooo:rsid="00027c7d" officeooo:paragraph-rsid="00027c7d"/>
    </style:style>
    <style:style style:name="P2" style:family="paragraph" style:parent-style-name="Standard">
      <style:text-properties fo:font-weight="bold" officeooo:rsid="00027c7d" officeooo:paragraph-rsid="00027c7d" style:font-weight-asian="bold" style:font-weight-complex="bold"/>
    </style:style>
    <style:style style:name="P3" style:family="paragraph" style:parent-style-name="Standard">
      <style:text-properties fo:font-weight="bold" officeooo:rsid="00033eae" officeooo:paragraph-rsid="00033eae" style:font-weight-asian="bold" style:font-weight-complex="bold"/>
    </style:style>
    <style:style style:name="P4" style:family="paragraph" style:parent-style-name="Standard">
      <style:text-properties fo:font-weight="bold" officeooo:rsid="0003cc0c" officeooo:paragraph-rsid="0003cc0c" style:font-weight-asian="bold" style:font-weight-complex="bold"/>
    </style:style>
    <style:style style:name="P5" style:family="paragraph" style:parent-style-name="Standard">
      <style:text-properties fo:font-weight="bold" officeooo:rsid="00077057" officeooo:paragraph-rsid="00077057" style:font-weight-asian="bold" style:font-weight-complex="bold"/>
    </style:style>
    <style:style style:name="P6" style:family="paragraph" style:parent-style-name="Standard">
      <style:text-properties fo:font-weight="bold" officeooo:rsid="000950a4" officeooo:paragraph-rsid="000950a4" style:font-weight-asian="bold" style:font-weight-complex="bold"/>
    </style:style>
    <style:style style:name="P7" style:family="paragraph" style:parent-style-name="Standard">
      <style:text-properties fo:font-weight="bold" officeooo:rsid="0013874b" officeooo:paragraph-rsid="0013874b" style:font-weight-asian="bold" style:font-weight-complex="bold"/>
    </style:style>
    <style:style style:name="P8" style:family="paragraph" style:parent-style-name="Standard">
      <style:text-properties fo:font-weight="bold" officeooo:rsid="001c0572" officeooo:paragraph-rsid="001c0572" style:font-weight-asian="bold" style:font-weight-complex="bold"/>
    </style:style>
    <style:style style:name="P9" style:family="paragraph" style:parent-style-name="Standard">
      <style:text-properties fo:font-weight="bold" officeooo:rsid="001c54fc" officeooo:paragraph-rsid="001c54fc" style:font-weight-asian="bold" style:font-weight-complex="bold"/>
    </style:style>
    <style:style style:name="P10" style:family="paragraph" style:parent-style-name="Standard">
      <style:text-properties fo:font-weight="bold" officeooo:rsid="001ee00b" officeooo:paragraph-rsid="001ee00b" style:font-weight-asian="bold" style:font-weight-complex="bold"/>
    </style:style>
    <style:style style:name="P11" style:family="paragraph" style:parent-style-name="Standard">
      <style:text-properties fo:font-weight="bold" officeooo:rsid="002221d9" officeooo:paragraph-rsid="002221d9" style:font-weight-asian="bold" style:font-weight-complex="bold"/>
    </style:style>
    <style:style style:name="P12" style:family="paragraph" style:parent-style-name="Standard">
      <style:text-properties fo:font-weight="bold" officeooo:rsid="002414c2" officeooo:paragraph-rsid="002414c2" style:font-weight-asian="bold" style:font-weight-complex="bold"/>
    </style:style>
    <style:style style:name="P13" style:family="paragraph" style:parent-style-name="Standard">
      <style:text-properties fo:font-weight="bold" officeooo:rsid="0025701e" officeooo:paragraph-rsid="0025701e" style:font-weight-asian="bold" style:font-weight-complex="bold"/>
    </style:style>
    <style:style style:name="P14" style:family="paragraph" style:parent-style-name="Standard">
      <style:text-properties fo:font-weight="normal" officeooo:rsid="0003cc0c" officeooo:paragraph-rsid="0003cc0c" style:font-weight-asian="normal" style:font-weight-complex="normal"/>
    </style:style>
    <style:style style:name="P15" style:family="paragraph" style:parent-style-name="Standard">
      <style:text-properties fo:font-weight="normal" officeooo:rsid="0003cc0c" officeooo:paragraph-rsid="0003cc0c" style:font-weight-asian="normal" style:font-weight-complex="normal"/>
    </style:style>
    <style:style style:name="P16" style:family="paragraph" style:parent-style-name="Standard">
      <style:text-properties fo:font-weight="normal" officeooo:rsid="0013874b" officeooo:paragraph-rsid="0013874b" style:font-weight-asian="normal" style:font-weight-complex="normal"/>
    </style:style>
    <style:style style:name="P17" style:family="paragraph" style:parent-style-name="Standard">
      <style:text-properties fo:font-weight="normal" officeooo:rsid="00077057" officeooo:paragraph-rsid="00077057" style:font-weight-asian="normal" style:font-weight-complex="normal"/>
    </style:style>
    <style:style style:name="P18" style:family="paragraph" style:parent-style-name="Standard">
      <style:text-properties fo:font-weight="normal" officeooo:rsid="0019718f" officeooo:paragraph-rsid="000950a4" style:font-weight-asian="normal" style:font-weight-complex="normal"/>
    </style:style>
    <style:style style:name="P19" style:family="paragraph" style:parent-style-name="Standard">
      <style:text-properties fo:font-weight="normal" officeooo:rsid="000950a4" officeooo:paragraph-rsid="000950a4" style:font-weight-asian="normal" style:font-weight-complex="normal"/>
    </style:style>
    <style:style style:name="P20" style:family="paragraph" style:parent-style-name="Standard">
      <style:text-properties fo:font-weight="normal" officeooo:rsid="001d975a" officeooo:paragraph-rsid="001d975a" style:font-weight-asian="normal" style:font-weight-complex="normal"/>
    </style:style>
    <style:style style:name="P21" style:family="paragraph" style:parent-style-name="Standard">
      <style:text-properties fo:font-weight="normal" officeooo:rsid="001fc499" officeooo:paragraph-rsid="001ee00b" style:font-weight-asian="normal" style:font-weight-complex="normal"/>
    </style:style>
    <style:style style:name="P22" style:family="paragraph" style:parent-style-name="Standard">
      <style:text-properties fo:font-weight="normal" officeooo:rsid="002221d9" officeooo:paragraph-rsid="002221d9" style:font-weight-asian="normal" style:font-weight-complex="normal"/>
    </style:style>
    <style:style style:name="P23" style:family="paragraph" style:parent-style-name="Standard">
      <style:text-properties fo:font-weight="normal" officeooo:rsid="0025701e" officeooo:paragraph-rsid="002414c2" style:font-weight-asian="normal" style:font-weight-complex="normal"/>
    </style:style>
    <style:style style:name="T1" style:family="text">
      <style:text-properties officeooo:rsid="0003cc0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e5b97" style:font-weight-asian="normal" style:font-weight-complex="normal"/>
    </style:style>
    <style:style style:name="T5" style:family="text">
      <style:text-properties fo:font-weight="normal" officeooo:rsid="000f38b1" style:font-weight-asian="normal" style:font-weight-complex="normal"/>
    </style:style>
    <style:style style:name="T6" style:family="text">
      <style:text-properties fo:font-weight="normal" officeooo:rsid="0010d040" style:font-weight-asian="normal" style:font-weight-complex="normal"/>
    </style:style>
    <style:style style:name="T7" style:family="text">
      <style:text-properties fo:font-weight="normal" officeooo:rsid="00155a45" style:font-weight-asian="normal" style:font-weight-complex="normal"/>
    </style:style>
    <style:style style:name="T8" style:family="text">
      <style:text-properties fo:font-weight="normal" officeooo:rsid="0015c17a" style:font-weight-asian="normal" style:font-weight-complex="normal"/>
    </style:style>
    <style:style style:name="T9" style:family="text">
      <style:text-properties fo:font-weight="normal" officeooo:rsid="0016aba7" style:font-weight-asian="normal" style:font-weight-complex="normal"/>
    </style:style>
    <style:style style:name="T10" style:family="text">
      <style:text-properties fo:font-weight="normal" officeooo:rsid="00177f7e" style:font-weight-asian="normal" style:font-weight-complex="normal"/>
    </style:style>
    <style:style style:name="T11" style:family="text">
      <style:text-properties fo:font-weight="normal" officeooo:rsid="0019718f" style:font-weight-asian="normal" style:font-weight-complex="normal"/>
    </style:style>
    <style:style style:name="T12" style:family="text">
      <style:text-properties fo:font-weight="normal" officeooo:rsid="001fc499" style:font-weight-asian="normal" style:font-weight-complex="normal"/>
    </style:style>
    <style:style style:name="T13" style:family="text">
      <style:text-properties fo:font-weight="normal" officeooo:rsid="002509bb" style:font-weight-asian="normal" style:font-weight-complex="normal"/>
    </style:style>
    <style:style style:name="T14" style:family="text">
      <style:text-properties fo:font-weight="normal" officeooo:rsid="0025701e" style:font-weight-asian="normal" style:font-weight-complex="normal"/>
    </style:style>
    <style:style style:name="T15" style:family="text">
      <style:text-properties fo:font-weight="normal" officeooo:rsid="0025e5d3" style:font-weight-asian="normal" style:font-weight-complex="normal"/>
    </style:style>
    <style:style style:name="T16" style:family="text">
      <style:text-properties officeooo:rsid="000a3851"/>
    </style:style>
    <style:style style:name="T17" style:family="text">
      <style:text-properties officeooo:rsid="000aaadb"/>
    </style:style>
    <style:style style:name="T18" style:family="text">
      <style:text-properties officeooo:rsid="000bb6d6"/>
    </style:style>
    <style:style style:name="T19" style:family="text">
      <style:text-properties officeooo:rsid="0016aba7"/>
    </style:style>
    <style:style style:name="T20" style:family="text">
      <style:text-properties officeooo:rsid="00177f7e"/>
    </style:style>
    <style:style style:name="T21" style:family="text">
      <style:text-properties officeooo:rsid="0019718f"/>
    </style:style>
    <style:style style:name="T22" style:family="text">
      <style:text-properties officeooo:rsid="001fc499"/>
    </style:style>
    <style:style style:name="T23" style:family="text">
      <style:text-properties officeooo:rsid="002509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gle Machine Learning Course <text:span text:style-name="T1">(With tensor flow APIS)</text:span></text:p>
      <text:p text:style-name="P1"/>
      <text:p text:style-name="P2">Intro to Machine Learning</text:p>
      <text:p text:style-name="P1">Peter Norvig. <text:s/></text:p>
      <text:p text:style-name="P1"/>
      <text:p text:style-name="P3">Framing</text:p>
      <text:p text:style-name="P14">We will be covering supervised machine learning.</text:p>
      <text:p text:style-name="P14"/>
      <text:p text:style-name="P14"><text:span text:style-name="T16">Supervised machine learning involves combining input</text:span> to produce useful predictions <text:span text:style-name="T17">on never seen before data.</text:span></text:p>
      <text:p text:style-name="P14"/>
      <text:p text:style-name="P14">We have to provide the model with <text:span text:style-name="T2">labels</text:span>. (spam or not spam). <text:s/><text:span text:style-name="T18">These labels are what we are predicting, the output variable of a formula.</text:span></text:p>
      <text:p text:style-name="P14"/>
      <text:p text:style-name="P4">Features<text:span text:style-name="T3"> are the way we represent data. (email address, subject, </text:span><text:span text:style-name="T5">email contains a particular phrase, words in the email</text:span><text:span text:style-name="T3">). <text:s/></text:span><text:span text:style-name="T4">This is an input variable. <text:s/>A simple ML project might use a single feature, whereas a more compliated one might use many.</text:span></text:p>
      <text:p text:style-name="P14"/>
      <text:p text:style-name="P5"><text:span text:style-name="T3">An </text:span>example<text:span text:style-name="T3"> is one piece of data (an email), can be labeled or labeled. <text:s/></text:span><text:span text:style-name="T6">It is a vector. <text:s text:c="3"/></text:span><text:span text:style-name="T7">We use labeled examples to train the model. <text:s/></text:span></text:p>
      <text:p text:style-name="P7"><text:span text:style-name="T6">L</text:span><text:span text:style-name="T3">abeled examples: {features, label}: (x, y)</text:span></text:p>
      <text:p text:style-name="P16">Unlabeled Example: {features, ?}: (x, ?)</text:p>
      <text:p text:style-name="P17"/>
      <text:p text:style-name="P6"><text:span text:style-name="T3">The </text:span>model<text:span text:style-name="T3"> is the thing doing the prediction, we create through processing data. <text:s/></text:span><text:span text:style-name="T8">This defines the relationship between features and labels. <text:s/></text:span><text:span text:style-name="T19">Training</text:span><text:span text:style-name="T9"> means we are creating or learning the model, showing it more examples to learn relationships between features and labels. <text:s/></text:span><text:span text:style-name="T20">Inference</text:span><text:span text:style-name="T10"> is when we apply the trained model to unlabeled examples, using it to make predictions about the labels.</text:span><text:span text:style-name="T11"> <text:s/>There are two sorts of models: </text:span><text:span text:style-name="T21">Regression, </text:span><text:span text:style-name="T11">which predicts continuous values (probability, value of house, etc) and </text:span><text:span text:style-name="T21">Classification</text:span><text:span text:style-name="T11">, which predicts discrete values (spam or not spam, is this <text:s/>cat or not?)</text:span></text:p>
      <text:p text:style-name="P18"/>
      <text:p text:style-name="P18"/>
      <text:p text:style-name="P19"/>
      <text:p text:style-name="P8">Descending into ML</text:p>
      <text:p text:style-name="P9"><text:span text:style-name="T3">We use </text:span>Linear Regression<text:span text:style-name="T3"> to fit a line to a set of data. <text:s/></text:span></text:p>
      <text:p text:style-name="P20">y = wx + b – w is weights in machine learning, giving us our <text:s/>slope, b is our bias, and remember that this may just be one dimension of many.</text:p>
      <text:p text:style-name="P20"/>
      <text:p text:style-name="P10">Loss<text:span text:style-name="T3"> is how good out line is good at predicting any example from the data set. <text:s/></text:span><text:span text:style-name="T12">One useful loss function is </text:span><text:span text:style-name="T22">L2 Loss</text:span><text:span text:style-name="T12">, aka the squared error. <text:s/>Take the squared difference between observation and prediction. <text:s/>We want to minimize the loss for our entire dataset against our model.</text:span></text:p>
      <text:p text:style-name="P21"/>
      <text:p text:style-name="P21"/>
      <text:p text:style-name="P11"><text:span text:style-name="T12">Y</text:span><text:span text:style-name="T3">ou could have a model with three features, and it might look something like: y’ = b + w1*x1 + w2*x2 + w3*x3</text:span></text:p>
      <text:p text:style-name="P22"/>
      <text:p text:style-name="P12">Training<text:span text:style-name="T3"> is the process of determining good values for all the weights and bias from labeled examples. <text:s/>The Supervised ML algorithm attempts to find a model that minimizes loss. <text:s/></text:span><text:span text:style-name="T23">Loss</text:span><text:span text:style-name="T13"> is a number that </text:span><text:soft-page-break/><text:span text:style-name="T13">indicates how bad our model’s prediction is on any particular example from the data set, the goal of training the model is to find the model with the least overall loss.</text:span></text:p>
      <text:p text:style-name="P23"/>
      <text:p text:style-name="P13"><text:span text:style-name="T14">T</text:span><text:span text:style-name="T3">he </text:span>Mean Square Error<text:span text:style-name="T3"> is the average squared loss per example over all of the data, it is a very popular loss function. <text:s/></text:span><text:span text:style-name="T15">MSE it is not the only loss function, and sometimes it is not the best.<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imbus Roman"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2T06:13:46.340474119</meta:creation-date>
    <dc:date>2022-03-17T14:26:01.800508485</dc:date>
    <meta:editing-duration>P4DT11M56S</meta:editing-duration>
    <meta:editing-cycles>36</meta:editing-cycles>
    <meta:generator>LibreOffice/7.3.2.2$Linux_X86_64 LibreOffice_project/30$Build-2</meta:generator>
    <meta:document-statistic meta:table-count="0" meta:image-count="0" meta:object-count="0" meta:page-count="2" meta:paragraph-count="19" meta:word-count="452" meta:character-count="2613" meta:non-whitespace-character-count="2153"/>
  </office:meta>
</office:document-meta>
</file>